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paragraph-properties fo:line-height="150%"/>
    </style:style>
    <style:style style:name="T3" style:parent-style-name="Zadanifontodlomka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4" style:parent-style-name="Standard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5" style:parent-style-name="Standard" style:family="paragraph">
      <style:paragraph-properties fo:line-height="150%"/>
    </style:style>
    <style:style style:name="T6" style:parent-style-name="Zadanifontodlomka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8" style:parent-style-name="Standard" style:family="paragraph">
      <style:paragraph-properties fo:line-height="150%"/>
    </style:style>
    <style:style style:name="T9" style:parent-style-name="Zadanifontodlomka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10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P1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2" style:parent-style-name="Standard" style:family="paragraph">
      <style:paragraph-properties fo:line-height="150%"/>
    </style:style>
    <style:style style:name="T13" style:parent-style-name="Zadanifontodlomka" style:family="text">
      <style:text-properties style:font-name="Times New Roman" style:font-name-complex="Times New Roman" fo:font-weight="bold" style:font-weight-asian="bold" style:font-weight-complex="bold" fo:color="#FF0000" fo:font-size="16pt" style:font-size-asian="16pt" style:font-size-complex="16pt"/>
    </style:style>
    <style:style style:name="T14" style:parent-style-name="Zadanifontodlomka" style:family="text">
      <style:text-properties style:font-name="Times New Roman" style:font-name-complex="Times New Roman" fo:color="#FF0000" fo:font-size="14pt" style:font-size-asian="14pt" style:font-size-complex="14pt"/>
    </style:style>
    <style:style style:name="T15" style:parent-style-name="Zadanifontodlomka" style:family="text">
      <style:text-properties style:font-name="Times New Roman" style:font-name-complex="Times New Roman" fo:font-style="italic" style:font-style-asian="italic" fo:color="#FF0000" fo:font-size="14pt" style:font-size-asian="14pt" style:font-size-complex="14pt"/>
    </style:style>
    <style:style style:name="T16" style:parent-style-name="Zadanifontodlomka" style:family="text">
      <style:text-properties style:font-name="Times New Roman" style:font-name-complex="Times New Roman" fo:font-weight="bold" style:font-weight-asian="bold" style:font-weight-complex="bold" fo:font-style="italic" style:font-style-asian="italic" fo:color="#FF0000" fo:font-size="16pt" style:font-size-asian="16pt" style:font-size-complex="16pt"/>
    </style:style>
    <style:style style:name="P17" style:parent-style-name="Standard" style:family="paragraph">
      <style:paragraph-properties fo:line-height="150%"/>
    </style:style>
    <style:style style:name="T18" style:parent-style-name="Zadanifontodlomka" style:family="text">
      <style:text-properties style:font-name="Times New Roman" style:font-name-complex="Times New Roman" fo:font-weight="bold" style:font-weight-asian="bold" style:font-weight-complex="bold" fo:font-style="italic" style:font-style-asian="italic" fo:color="#FF0000" fo:font-size="16pt" style:font-size-asian="16pt" style:font-size-complex="16pt"/>
    </style:style>
    <style:style style:name="P19" style:parent-style-name="Standard" style:family="paragraph">
      <style:paragraph-properties fo:line-height="150%"/>
    </style:style>
    <style:style style:name="T20" style:parent-style-name="Zadanifontodlomka" style:family="text">
      <style:text-properties style:font-name="Times New Roman" style:font-name-complex="Times New Roman" fo:font-weight="bold" style:font-weight-asian="bold" style:font-weight-complex="bold" fo:font-style="italic" style:font-style-asian="italic" fo:color="#FF0000" fo:font-size="16pt" style:font-size-asian="16pt" style:font-size-complex="16pt"/>
    </style:style>
    <style:style style:name="P21" style:parent-style-name="Standard" style:family="paragraph">
      <style:text-properties style:font-name="Times New Roman" style:font-name-complex="Times New Roman"/>
    </style:style>
    <style:style style:name="T22" style:parent-style-name="Zadanifontodlomka" style:family="text">
      <style:text-properties style:font-name="Times New Roman" style:font-name-complex="Times New Roman" fo:font-style="italic" style:font-style-asian="italic" fo:font-size="16pt" style:font-size-asian="16pt" style:font-size-complex="16pt"/>
    </style:style>
    <style:style style:name="T23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P24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25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26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T27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28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29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30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31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32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3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34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35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36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37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8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39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40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41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42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43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4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5" style:parent-style-name="Standard" style:family="paragraph">
      <style:text-properties style:font-name="Times New Roman" style:font-name-complex="Times New Roman" fo:font-style="italic" style:font-style-asian="italic" fo:font-size="16pt" style:font-size-asian="16pt" style:font-size-complex="16pt"/>
    </style:style>
    <style:style style:name="P46" style:parent-style-name="Standard" style:family="paragraph">
      <style:text-properties style:font-name="Times New Roman" style:font-name-complex="Times New Roman" fo:font-style="italic" style:font-style-asian="italic" fo:font-size="16pt" style:font-size-asian="16pt" style:font-size-complex="16pt"/>
    </style:style>
    <style:style style:name="T47" style:parent-style-name="Zadanifontodlomka" style:family="text">
      <style:text-properties style:font-name="Times New Roman" style:font-name-complex="Times New Roman" fo:font-style="italic" style:font-style-asian="italic" fo:font-size="16pt" style:font-size-asian="16pt" style:font-size-complex="16pt"/>
    </style:style>
    <style:style style:name="T48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P49" style:parent-style-name="Standard" style:family="paragraph">
      <style:text-properties style:font-name="Times New Roman" style:font-name-complex="Times New Roman" fo:font-style="italic" style:font-style-asian="italic" fo:font-size="16pt" style:font-size-asian="16pt" style:font-size-complex="16pt"/>
    </style:style>
    <style:style style:name="P50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51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T52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53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54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55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6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T57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58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59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60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61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2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T63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64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65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66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7" style:parent-style-name="Standard" style:family="paragraph">
      <style:text-properties style:font-name="Times New Roman" style:font-name-complex="Times New Roman" fo:font-weight="bold" style:font-weight-asian="bold"/>
    </style:style>
    <style:style style:name="P68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69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70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71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T72" style:parent-style-name="Zadanifontodlomka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T73" style:parent-style-name="Zadanifontodlomka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74" style:parent-style-name="Zadanifontodlomka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75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76" style:parent-style-name="Standard" style:family="paragraph">
      <style:paragraph-properties fo:line-height="150%"/>
    </style:style>
    <style:style style:name="T77" style:parent-style-name="Zadanifontodlomka" style:family="text">
      <style:text-properties style:font-name="Times New Roman" style:font-name-complex="Times New Roman" fo:font-weight="bold" style:font-weight-asian="bold" style:font-weight-complex="bold" fo:color="#FF0000" fo:font-size="16pt" style:font-size-asian="16pt" style:font-size-complex="16pt"/>
    </style:style>
    <style:style style:name="T78" style:parent-style-name="Zadanifontodlomka" style:family="text">
      <style:text-properties style:font-name="Times New Roman" style:font-name-complex="Times New Roman" fo:font-weight="bold" style:font-weight-asian="bold" style:font-weight-complex="bold" fo:color="#FF0000" fo:font-size="18pt" style:font-size-asian="18pt" style:font-size-complex="18pt"/>
    </style:style>
    <style:style style:name="T79" style:parent-style-name="Zadanifontodlomka" style:family="text">
      <style:text-properties style:font-name="Times New Roman" style:font-name-complex="Times New Roman" fo:color="#FF0000" fo:font-size="14pt" style:font-size-asian="14pt" style:font-size-complex="14pt"/>
    </style:style>
    <style:style style:name="T80" style:parent-style-name="Zadanifontodlomka" style:family="text">
      <style:text-properties style:font-name="Times New Roman" style:font-name-complex="Times New Roman" fo:color="#FF0000" fo:font-size="18pt" style:font-size-asian="18pt" style:font-size-complex="18pt"/>
    </style:style>
    <style:style style:name="T81" style:parent-style-name="Zadanifontodlomka" style:family="text">
      <style:text-properties style:font-name="Times New Roman" style:font-name-complex="Times New Roman" fo:font-style="italic" style:font-style-asian="italic" fo:color="#FF0000" fo:font-size="18pt" style:font-size-asian="18pt" style:font-size-complex="18pt"/>
    </style:style>
    <style:style style:name="T82" style:parent-style-name="Zadanifontodlomka" style:family="text">
      <style:text-properties style:font-name="Times New Roman" style:font-name-complex="Times New Roman" fo:font-weight="bold" style:font-weight-asian="bold" style:font-weight-complex="bold" fo:font-style="italic" style:font-style-asian="italic" fo:color="#FF0000" fo:font-size="18pt" style:font-size-asian="18pt" style:font-size-complex="18pt"/>
    </style:style>
    <style:style style:name="P83" style:parent-style-name="Standard" style:family="paragraph">
      <style:paragraph-properties fo:line-height="150%"/>
    </style:style>
    <style:style style:name="T84" style:parent-style-name="Zadanifontodlomka" style:family="text">
      <style:text-properties style:font-name="Times New Roman" style:font-name-complex="Times New Roman" fo:font-weight="bold" style:font-weight-asian="bold" style:font-weight-complex="bold" fo:font-style="italic" style:font-style-asian="italic" fo:color="#FF0000" fo:font-size="18pt" style:font-size-asian="18pt" style:font-size-complex="18pt"/>
    </style:style>
    <style:style style:name="P85" style:parent-style-name="Standard" style:family="paragraph">
      <style:paragraph-properties fo:line-height="150%"/>
    </style:style>
    <style:style style:name="T86" style:parent-style-name="Zadanifontodlomka" style:family="text">
      <style:text-properties style:font-name="Times New Roman" style:font-name-complex="Times New Roman" fo:font-weight="bold" style:font-weight-asian="bold" style:font-weight-complex="bold" fo:font-style="italic" style:font-style-asian="italic" fo:color="#FF0000" fo:font-size="18pt" style:font-size-asian="18pt" style:font-size-complex="18pt"/>
    </style:style>
    <style:style style:name="P87" style:parent-style-name="Standard" style:family="paragraph">
      <style:text-properties style:font-name="Times New Roman" style:font-name-complex="Times New Roman"/>
    </style:style>
    <style:style style:name="P88" style:parent-style-name="Standard" style:family="paragraph">
      <style:text-properties style:font-name="Times New Roman" style:font-name-complex="Times New Roman"/>
    </style:style>
    <style:style style:name="T89" style:parent-style-name="Zadanifontodlomka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90" style:parent-style-name="Zadanifontodlomka" style:family="text">
      <style:text-properties style:font-name="Times New Roman" style:font-name-complex="Times New Roman" fo:font-size="14pt" style:font-size-asian="14pt" style:font-size-complex="14pt"/>
    </style:style>
    <style:style style:name="P9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9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9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94" style:parent-style-name="Zadanifontodlomka" style:family="text">
      <style:text-properties style:font-name="Times New Roman" style:font-name-complex="Times New Roman" fo:font-size="14pt" style:font-size-asian="14pt" style:font-size-complex="14pt"/>
    </style:style>
    <style:style style:name="T95" style:parent-style-name="Zadanifontodlomka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96" style:parent-style-name="Zadanifontodlomka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97" style:parent-style-name="Zadanifontodlomka" style:family="text">
      <style:text-properties style:font-name="Times New Roman" style:font-name-complex="Times New Roman" fo:font-size="14pt" style:font-size-asian="14pt" style:font-size-complex="14pt"/>
    </style:style>
    <style:style style:name="T98" style:parent-style-name="Zadanifontodlomka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99" style:parent-style-name="Zadanifontodlomka" style:family="text">
      <style:text-properties style:font-name="Times New Roman" style:font-name-complex="Times New Roman" fo:font-size="14pt" style:font-size-asian="14pt" style:font-size-complex="14pt"/>
    </style:style>
    <style:style style:name="P10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101" style:parent-style-name="Zadanifontodlomka" style:family="text">
      <style:text-properties style:font-name="Times New Roman" style:font-name-complex="Times New Roman" fo:font-size="14pt" style:font-size-asian="14pt" style:font-size-complex="14pt"/>
    </style:style>
    <style:style style:name="T102" style:parent-style-name="Zadanifontodlomka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03" style:parent-style-name="Zadanifontodlomka" style:family="text">
      <style:text-properties style:font-name="Times New Roman" style:font-name-complex="Times New Roman" fo:font-size="14pt" style:font-size-asian="14pt" style:font-size-complex="14pt"/>
    </style:style>
    <style:style style:name="T104" style:parent-style-name="Zadanifontodlomka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05" style:parent-style-name="Zadanifontodlomka" style:family="text">
      <style:text-properties style:font-name="Times New Roman" style:font-name-complex="Times New Roman" fo:font-size="14pt" style:font-size-asian="14pt" style:font-size-complex="14pt"/>
    </style:style>
    <style:style style:name="P10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107" style:parent-style-name="Zadanifontodlomka" style:family="text">
      <style:text-properties style:font-name="Times New Roman" style:font-name-complex="Times New Roman" fo:font-size="14pt" style:font-size-asian="14pt" style:font-size-complex="14pt"/>
    </style:style>
    <style:style style:name="T108" style:parent-style-name="Zadanifontodlomka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09" style:parent-style-name="Zadanifontodlomka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10" style:parent-style-name="Zadanifontodlomka" style:family="text">
      <style:text-properties style:font-name="Times New Roman" style:font-name-complex="Times New Roman" fo:font-size="14pt" style:font-size-asian="14pt" style:font-size-complex="14pt"/>
    </style:style>
    <style:style style:name="T111" style:parent-style-name="Zadanifontodlomka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12" style:parent-style-name="Zadanifontodlomka" style:family="text">
      <style:text-properties style:font-name="Times New Roman" style:font-name-complex="Times New Roman" fo:font-size="14pt" style:font-size-asian="14pt" style:font-size-complex="14pt"/>
    </style:style>
    <style:style style:name="T113" style:parent-style-name="Zadanifontodlomka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14" style:parent-style-name="Zadanifontodlomka" style:family="text">
      <style:text-properties style:font-name="Times New Roman" style:font-name-complex="Times New Roman" fo:font-size="14pt" style:font-size-asian="14pt" style:font-size-complex="14pt"/>
    </style:style>
    <style:style style:name="P11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1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117" style:parent-style-name="Zadanifontodlomka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18" style:parent-style-name="Zadanifontodlomka" style:family="text">
      <style:text-properties style:font-name="Times New Roman" style:font-name-complex="Times New Roman" fo:font-size="14pt" style:font-size-asian="14pt" style:font-size-complex="14pt"/>
    </style:style>
    <style:style style:name="P11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2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21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22" style:parent-style-name="Zadanifontodlomka" style:family="text">
      <style:text-properties style:font-name="Times New Roman" style:font-name-complex="Times New Roman" fo:font-size="14pt" style:font-size-asian="14pt" style:font-size-complex="14pt"/>
    </style:style>
    <style:style style:name="T123" style:parent-style-name="Zadanifontodlomka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4" style:parent-style-name="Zadanifontodlomka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25" style:parent-style-name="Zadanifontodlomka" style:family="text">
      <style:text-properties style:font-name="Times New Roman" style:font-name-complex="Times New Roman" fo:font-size="14pt" style:font-size-asian="14pt" style:font-size-complex="14pt"/>
    </style:style>
    <style:style style:name="T126" style:parent-style-name="Zadanifontodlomka" style:family="text">
      <style:text-properties style:font-name="Times New Roman" style:font-name-complex="Times New Roman" fo:font-size="14pt" style:font-size-asian="14pt" style:font-size-complex="14pt"/>
    </style:style>
    <style:style style:name="T127" style:parent-style-name="Zadanifontodlomka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28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29" style:parent-style-name="Zadanifontodlomka" style:family="text">
      <style:text-properties style:font-name="Times New Roman" style:font-name-complex="Times New Roman" fo:font-size="14pt" style:font-size-asian="14pt" style:font-size-complex="14pt"/>
    </style:style>
    <style:style style:name="T130" style:parent-style-name="Zadanifontodlomka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31" style:parent-style-name="Zadanifontodlomka" style:family="text">
      <style:text-properties style:font-name="Times New Roman" style:font-name-complex="Times New Roman" fo:font-size="14pt" style:font-size-asian="14pt" style:font-size-complex="14pt"/>
    </style:style>
    <style:style style:name="T132" style:parent-style-name="Zadanifontodlomka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33" style:parent-style-name="Standard" style:family="paragraph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134" style:parent-style-name="Zadanifontodlomka" style:family="text">
      <style:text-properties style:font-name="Times New Roman" style:font-name-complex="Times New Roman" fo:font-size="14pt" style:font-size-asian="14pt" style:font-size-complex="14pt"/>
    </style:style>
    <style:style style:name="T135" style:parent-style-name="Zadanifontodlomka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36" style:parent-style-name="Zadanifontodlomka" style:family="text">
      <style:text-properties style:font-name="Times New Roman" style:font-name-complex="Times New Roman" fo:font-size="14pt" style:font-size-asian="14pt" style:font-size-complex="14pt"/>
    </style:style>
    <style:style style:name="T137" style:parent-style-name="Zadanifontodlomka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38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3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140" style:parent-style-name="Zadanifontodlomka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41" style:parent-style-name="Zadanifontodlomka" style:family="text">
      <style:text-properties style:font-name="Times New Roman" style:font-name-complex="Times New Roman" fo:font-size="14pt" style:font-size-asian="14pt" style:font-size-complex="14pt"/>
    </style:style>
    <style:style style:name="P14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4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44" style:parent-style-name="Standard" style:family="paragraph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45" style:parent-style-name="Zadanifontodlomka" style:family="text">
      <style:text-properties style:font-name="Times New Roman" style:font-name-complex="Times New Roman" fo:font-size="14pt" style:font-size-asian="14pt" style:font-size-complex="14pt"/>
    </style:style>
    <style:style style:name="T146" style:parent-style-name="Zadanifontodlomka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47" style:parent-style-name="Zadanifontodlomka" style:family="text">
      <style:text-properties style:font-name="Times New Roman" style:font-name-complex="Times New Roman" fo:font-size="14pt" style:font-size-asian="14pt" style:font-size-complex="14pt"/>
    </style:style>
    <style:style style:name="T148" style:parent-style-name="Zadanifontodlomka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49" style:parent-style-name="Standard" style:family="paragraph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150" style:parent-style-name="Zadanifontodlomka" style:family="text">
      <style:text-properties style:font-name="Times New Roman" style:font-name-complex="Times New Roman" fo:font-size="14pt" style:font-size-asian="14pt" style:font-size-complex="14pt"/>
    </style:style>
    <style:style style:name="T151" style:parent-style-name="Zadanifontodlomka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52" style:parent-style-name="Zadanifontodlomka" style:family="text">
      <style:text-properties style:font-name="Times New Roman" style:font-name-complex="Times New Roman" fo:font-size="14pt" style:font-size-asian="14pt" style:font-size-complex="14pt"/>
    </style:style>
    <style:style style:name="T153" style:parent-style-name="Zadanifontodlomka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54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55" style:parent-style-name="Zadanifontodlomka" style:family="text">
      <style:text-properties style:font-name="Times New Roman" style:font-name-complex="Times New Roman" fo:font-size="14pt" style:font-size-asian="14pt" style:font-size-complex="14pt"/>
    </style:style>
    <style:style style:name="T156" style:parent-style-name="Zadanifontodlomka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57" style:parent-style-name="Zadanifontodlomka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58" style:parent-style-name="Zadanifontodlomka" style:family="text">
      <style:text-properties style:font-name="Times New Roman" style:font-name-complex="Times New Roman" fo:font-size="14pt" style:font-size-asian="14pt" style:font-size-complex="14pt"/>
    </style:style>
    <style:style style:name="T159" style:parent-style-name="Zadanifontodlomka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0" style:parent-style-name="Standard" style:family="paragraph">
      <style:text-properties style:font-name="Times New Roman" style:font-name-complex="Times New Roman" fo:font-weight="bold" style:font-weight-asian="bold"/>
    </style:style>
    <style:style style:name="P161" style:parent-style-name="Standard" style:family="paragraph">
      <style:text-properties style:font-name="Times New Roman" style:font-name-complex="Times New Roman" fo:font-weight="bold" style:font-weight-asian="bold"/>
    </style:style>
    <style:style style:name="P162" style:parent-style-name="Standard" style:family="paragraph">
      <style:text-properties style:font-name="Times New Roman" style:font-name-complex="Times New Roman" fo:font-weight="bold" style:font-weight-asian="bold"/>
    </style:style>
    <style:style style:name="P163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164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165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166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T167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T168" style:parent-style-name="Zadanifontodlomka" style:family="text">
      <style:text-properties style:font-name="Times New Roman" style:font-name-complex="Times New Roman" fo:font-weight="bold" style:font-weight-asian="bold" fo:font-style="italic" style:font-style-asian="italic" fo:font-size="16pt" style:font-size-asian="16pt" style:font-size-complex="16pt"/>
    </style:style>
    <style:style style:name="T169" style:parent-style-name="Zadanifontodlomka" style:family="text">
      <style:text-properties style:font-name="Times New Roman" style:font-name-complex="Times New Roman" fo:font-style="italic" style:font-style-asian="italic" fo:font-size="18pt" style:font-size-asian="18pt" style:font-size-complex="18pt"/>
    </style:style>
    <style:style style:name="T170" style:parent-style-name="Zadanifontodlomka" style:family="text">
      <style:text-properties style:font-name="Times New Roman" style:font-name-complex="Times New Roman" fo:font-size="18pt" style:font-size-asian="18pt" style:font-size-complex="18pt"/>
    </style:style>
    <style:style style:name="P171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172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173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74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75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76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77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78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P179" style:parent-style-name="Standard" style:family="paragraph">
      <style:text-properties style:font-name="Times New Roman" style:font-name-complex="Times New Roman" fo:font-style="italic" style:font-style-asian="italic" fo:font-size="16pt" style:font-size-asian="16pt" style:font-size-complex="16pt"/>
    </style:style>
    <style:style style:name="T180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81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82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83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84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85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P186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87" style:parent-style-name="Zadanifontodlomka" style:family="text">
      <style:text-properties style:font-name="Times New Roman" style:font-name-complex="Times New Roman" style:font-weight-complex="bold" fo:font-size="16pt" style:font-size-asian="16pt" style:font-size-complex="16pt"/>
    </style:style>
    <style:style style:name="T188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89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T190" style:parent-style-name="Zadanifontodlomka" style:family="text">
      <style:text-properties style:font-name="Times New Roman" style:font-name-complex="Times New Roman" style:font-weight-complex="bold" fo:font-size="16pt" style:font-size-asian="16pt" style:font-size-complex="16pt"/>
    </style:style>
    <style:style style:name="T191" style:parent-style-name="Zadanifontodlomka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92" style:parent-style-name="Zadanifontodlomka" style:family="text">
      <style:text-properties style:font-name="Times New Roman" style:font-name-complex="Times New Roman" fo:font-size="16pt" style:font-size-asian="16pt" style:font-size-complex="16pt"/>
    </style:style>
    <style:style style:name="P193" style:parent-style-name="Standard" style:family="paragraph">
      <style:text-properties style:font-name="Times New Roman" style:font-name-complex="Times New Roman" fo:font-size="22pt" style:font-size-asian="22pt" style:font-size-complex="22pt"/>
    </style:style>
    <style:style style:name="P194" style:parent-style-name="Standard" style:family="paragraph">
      <style:text-properties style:font-name="Times New Roman" style:font-name-complex="Times New Roman" fo:font-size="22pt" style:font-size-asian="22pt" style:font-size-complex="22pt"/>
    </style:style>
    <style:style style:name="T195" style:parent-style-name="Zadanifontodlomka" style:family="text">
      <style:text-properties style:font-name="Times New Roman" style:font-name-complex="Times New Roman" fo:font-size="22pt" style:font-size-asian="22pt" style:font-size-complex="22pt"/>
    </style:style>
    <style:style style:name="P196" style:parent-style-name="Standard" style:family="paragraph">
      <style:text-properties style:font-name="Times New Roman" style:font-name-complex="Times New Roman" fo:font-weight="bold" style:font-weight-asian="bold" fo:font-size="15pt" style:font-size-asian="15pt" style:font-size-complex="15pt"/>
    </style:style>
    <style:style style:name="T197" style:parent-style-name="Zadanifontodlomka" style:family="text">
      <style:text-properties style:font-name="Times New Roman" style:font-name-complex="Times New Roman" fo:font-size="15pt" style:font-size-asian="15pt" style:font-size-complex="15pt"/>
    </style:style>
    <style:style style:name="P198" style:parent-style-name="Standard" style:family="paragraph">
      <style:text-properties style:font-name="Times New Roman" style:font-name-complex="Times New Roman" fo:font-weight="bold" style:font-weight-asian="bold" fo:font-size="15pt" style:font-size-asian="15pt" style:font-size-complex="15pt"/>
    </style:style>
    <style:style style:name="T199" style:parent-style-name="Zadanifontodlomka" style:family="text">
      <style:text-properties style:font-name="Times New Roman" style:font-name-complex="Times New Roman" fo:font-style="italic" style:font-style-asian="italic" style:font-style-complex="italic" fo:font-size="15pt" style:font-size-asian="15pt" style:font-size-complex="15pt"/>
    </style:style>
    <style:style style:name="T200" style:parent-style-name="Zadanifontodlomka" style:family="text">
      <style:text-properties style:font-name="Times New Roman" style:font-name-complex="Times New Roman" fo:font-size="15pt" style:font-size-asian="15pt" style:font-size-complex="15pt"/>
    </style:style>
    <style:style style:name="T201" style:parent-style-name="Zadanifontodlomka" style:family="text">
      <style:text-properties style:font-name="Times New Roman" style:font-name-complex="Times New Roman" fo:font-style="italic" style:font-style-asian="italic" style:font-style-complex="italic" fo:font-size="15pt" style:font-size-asian="15pt" style:font-size-complex="15pt"/>
    </style:style>
    <style:style style:name="T202" style:parent-style-name="Zadanifontodlomka" style:family="text">
      <style:text-properties style:font-name="Times New Roman" style:font-name-complex="Times New Roman" fo:font-size="15pt" style:font-size-asian="15pt" style:font-size-complex="15pt"/>
    </style:style>
    <style:style style:name="T203" style:parent-style-name="Zadanifontodlomka" style:family="text">
      <style:text-properties style:font-name="Times New Roman" style:font-name-complex="Times New Roman" fo:font-size="15pt" style:font-size-asian="15pt" style:font-size-complex="15pt"/>
    </style:style>
    <style:style style:name="T204" style:parent-style-name="Zadanifontodlomka" style:family="text">
      <style:text-properties style:font-name="Times New Roman" style:font-name-complex="Times New Roman" fo:font-style="italic" style:font-style-asian="italic" style:font-style-complex="italic" fo:font-size="15pt" style:font-size-asian="15pt" style:font-size-complex="15pt"/>
    </style:style>
    <style:style style:name="T205" style:parent-style-name="Zadanifontodlomka" style:family="text">
      <style:text-properties style:font-name="Times New Roman" style:font-name-complex="Times New Roman" fo:font-size="15pt" style:font-size-asian="15pt" style:font-size-complex="15pt"/>
    </style:style>
    <style:style style:name="T206" style:parent-style-name="Zadanifontodlomka" style:family="text">
      <style:text-properties style:font-name="Times New Roman" style:font-name-complex="Times New Roman" fo:font-style="italic" style:font-style-asian="italic" style:font-style-complex="italic" fo:font-size="15pt" style:font-size-asian="15pt" style:font-size-complex="15pt"/>
    </style:style>
    <style:style style:name="T207" style:parent-style-name="Zadanifontodlomka" style:family="text">
      <style:text-properties style:font-name="Times New Roman" style:font-name-complex="Times New Roman" fo:font-size="15pt" style:font-size-asian="15pt" style:font-size-complex="15pt"/>
    </style:style>
    <style:style style:name="P208" style:parent-style-name="Standard" style:family="paragraph">
      <style:text-properties style:font-name="Times New Roman" style:font-name-complex="Times New Roman" fo:font-weight="bold" style:font-weight-asian="bold" fo:font-size="15pt" style:font-size-asian="15pt" style:font-size-complex="15pt"/>
    </style:style>
    <style:style style:name="T209" style:parent-style-name="Zadanifontodlomka" style:family="text">
      <style:text-properties style:font-name="Times New Roman" style:font-name-complex="Times New Roman" fo:font-style="italic" style:font-style-asian="italic" style:font-style-complex="italic" fo:font-size="15pt" style:font-size-asian="15pt" style:font-size-complex="15pt"/>
    </style:style>
    <style:style style:name="T210" style:parent-style-name="Zadanifontodlomka" style:family="text">
      <style:text-properties style:font-name="Times New Roman" style:font-name-complex="Times New Roman" fo:font-size="15pt" style:font-size-asian="15pt" style:font-size-complex="15pt"/>
    </style:style>
    <style:style style:name="T211" style:parent-style-name="Zadanifontodlomka" style:family="text">
      <style:text-properties style:font-name="Times New Roman" style:font-name-complex="Times New Roman" fo:font-style="italic" style:font-style-asian="italic" style:font-style-complex="italic" fo:font-size="15pt" style:font-size-asian="15pt" style:font-size-complex="15pt"/>
    </style:style>
    <style:style style:name="T212" style:parent-style-name="Zadanifontodlomka" style:family="text">
      <style:text-properties style:font-name="Times New Roman" style:font-name-complex="Times New Roman" fo:font-size="15pt" style:font-size-asian="15pt" style:font-size-complex="15pt"/>
    </style:style>
    <style:style style:name="T213" style:parent-style-name="Zadanifontodlomka" style:family="text">
      <style:text-properties style:font-name="Times New Roman" style:font-name-complex="Times New Roman" fo:font-style="italic" style:font-style-asian="italic" style:font-style-complex="italic" fo:font-size="15pt" style:font-size-asian="15pt" style:font-size-complex="15pt"/>
    </style:style>
    <style:style style:name="T214" style:parent-style-name="Zadanifontodlomka" style:family="text">
      <style:text-properties style:font-name="Times New Roman" style:font-name-complex="Times New Roman" fo:font-size="15pt" style:font-size-asian="15pt" style:font-size-complex="15pt"/>
    </style:style>
  </office:automatic-styles>
  <office:body>
    <office:text text:use-soft-page-breaks="true">
      <text:p text:style-name="P1">Tempus imperfectum – nesvršeno (prošlo) vrijeme<text:s/></text:p>
      <text:p text:style-name="P2"><text:span text:style-name="T3">Imperfekt aktivni<text:s/></text:span></text:p>
      <text:p text:style-name="P4"/>
      <text:p text:style-name="P5"><text:span text:style-name="T6">Tvorba: <text:s text:c="33"/></text:span></text:p>
      <text:p text:style-name="P7"/>
      <text:p text:style-name="P8"><text:span text:style-name="T9">Za glagole I. i II. Konjugacije</text:span><text:span text:style-name="T10">:</text:span></text:p>
      <text:p text:style-name="P11"/>
      <text:p text:style-name="P12"><text:span text:style-name="T13">Prezentska osnova</text:span><text:span text:style-name="T14"><text:s/>+ <text:s text:c="12"/>-</text:span><text:span text:style-name="T15"><text:s/></text:span><text:span text:style-name="T16">bam <text:s text:c="8"/>- bamus</text:span></text:p>
      <text:p text:style-name="P17"><text:span text:style-name="T18"><text:s text:c="44"/>- bas <text:s text:c="9"/>- batis</text:span></text:p>
      <text:p text:style-name="P19"><text:span text:style-name="T20"><text:s text:c="44"/>- bat <text:s text:c="9"/>- bant</text:span></text:p>
      <text:p text:style-name="P21"/>
      <text:p text:style-name="Standard"><text:span text:style-name="T22">laudo</text:span><text:span text:style-name="T23"><text:s/>1. - hvaliti</text:span></text:p>
      <text:p text:style-name="P24"/>
      <text:p text:style-name="P25">Sg. <text:s text:c="52"/>Pl.</text:p>
      <text:p text:style-name="P26"><text:s text:c="44"/></text:p>
      <text:p text:style-name="Standard"><text:span text:style-name="T27">1. lauda -<text:s/></text:span><text:span text:style-name="T28">bam<text:s/></text:span><text:span text:style-name="T29">(hvalio sam)</text:span><text:span text:style-name="T30"><text:s text:c="13"/></text:span><text:span text:style-name="T31">1. lauda -<text:s/></text:span><text:span text:style-name="T32">bamus</text:span></text:p>
      <text:p text:style-name="P33"/>
      <text:p text:style-name="Standard"><text:span text:style-name="T34">2. lauda</text:span><text:span text:style-name="T35"><text:s/>- bas <text:s text:c="14"/></text:span><text:span text:style-name="T36"><text:s text:c="21"/>2. lauda -<text:s/></text:span><text:span text:style-name="T37">batis</text:span></text:p>
      <text:p text:style-name="P38"><text:s text:c="19"/></text:p>
      <text:p text:style-name="Standard"><text:span text:style-name="T39">3. lauda -<text:s/></text:span><text:span text:style-name="T40">bat <text:s text:c="4"/></text:span><text:span text:style-name="T41"><text:s text:c="30"/></text:span><text:span text:style-name="T42"><text:s/>3. lauda -<text:s/></text:span><text:span text:style-name="T43">bant</text:span></text:p>
      <text:p text:style-name="P44"/>
      <text:p text:style-name="P45"/>
      <text:p text:style-name="P46"/>
      <text:p text:style-name="Standard"><text:span text:style-name="T47">moneo</text:span><text:span text:style-name="T48"><text:s/>2. - opominjati</text:span></text:p>
      <text:p text:style-name="P49"/>
      <text:p text:style-name="P50">Sg. <text:s text:c="58"/>Pl.</text:p>
      <text:p text:style-name="P51"><text:s text:c="42"/></text:p>
      <text:p text:style-name="Standard"><text:span text:style-name="T52">1. mone - <text:s/></text:span><text:span text:style-name="T53">bam</text:span><text:span text:style-name="T54"><text:s text:c="2"/>(opominjao sam) <text:s text:c="9"/>1. mone -<text:s/></text:span><text:span text:style-name="T55">bamus</text:span></text:p>
      <text:p text:style-name="P56"/>
      <text:p text:style-name="Standard"><text:span text:style-name="T57">2. mone - <text:s/></text:span><text:span text:style-name="T58">bas</text:span><text:span text:style-name="T59"><text:s text:c="2"/></text:span><text:span text:style-name="T60"><text:s text:c="39"/>2. mone -<text:s/></text:span><text:span text:style-name="T61">batis</text:span></text:p>
      <text:p text:style-name="P62"/>
      <text:p text:style-name="Standard"><text:span text:style-name="T63">3. mone - <text:s/></text:span><text:span text:style-name="T64">bat</text:span><text:span text:style-name="T65"><text:s text:c="41"/>3. mone -<text:s/></text:span><text:span text:style-name="T66">bant</text:span></text:p>
      <text:p text:style-name="P67"/>
      <text:p text:style-name="P68"/>
      <text:p text:style-name="P69"/>
      <text:p text:style-name="P70"/>
      <text:p text:style-name="P71"/>
      <text:soft-page-break/>
      <text:p text:style-name="Standard"><text:span text:style-name="T72">Za glagole III. i IV.<text:s/></text:span><text:span text:style-name="T73">Konjugacije</text:span><text:span text:style-name="T74">:</text:span></text:p>
      <text:p text:style-name="P75"/>
      <text:p text:style-name="P76"><text:span text:style-name="T77">Prezentska<text:s/></text:span><text:span text:style-name="T78">osnova</text:span><text:span text:style-name="T79"><text:s/></text:span><text:span text:style-name="T80">+ <text:s text:c="11"/>-</text:span><text:span text:style-name="T81"><text:s/></text:span><text:span text:style-name="T82">ebam <text:s text:c="7"/>- ebamus</text:span></text:p>
      <text:p text:style-name="P83"><text:span text:style-name="T84"><text:s text:c="44"/>- ebas <text:s text:c="9"/>- ebatis</text:span></text:p>
      <text:p text:style-name="P85"><text:span text:style-name="T86"><text:s text:c="44"/>- ebat <text:s text:c="9"/>- ebant</text:span></text:p>
      <text:p text:style-name="P87"/>
      <text:p text:style-name="P88"/>
      <text:p text:style-name="Standard"><text:span text:style-name="T89">scribo</text:span><text:span text:style-name="T90"><text:s/>3. - pisati</text:span></text:p>
      <text:p text:style-name="P91"/>
      <text:p text:style-name="P92">Sg. <text:s text:c="74"/>Pl.</text:p>
      <text:p text:style-name="P93"/>
      <text:p text:style-name="Standard"><text:span text:style-name="T94">1. scrib -<text:s/></text:span><text:span text:style-name="T95">eba</text:span><text:span text:style-name="T96">m</text:span><text:span text:style-name="T97"><text:s/>(pisah/ pisao sam) <text:s text:c="24"/>1. scrib -<text:s/></text:span><text:span text:style-name="T98">ebamus</text:span><text:span text:style-name="T99"><text:s/>(pisasmo/pisali samo) <text:s text:c="46"/></text:span></text:p>
      <text:p text:style-name="P100"/>
      <text:p text:style-name="Standard"><text:span text:style-name="T101">2. scrib -<text:s/></text:span><text:span text:style-name="T102">ebas <text:s text:c="2"/></text:span><text:span text:style-name="T103">(pisaše/ pisao si) <text:s text:c="26"/>2. scrib –<text:s/></text:span><text:span text:style-name="T104">ebatis<text:s/></text:span><text:span text:style-name="T105">(pisaste/pisali ste) <text:s/></text:span></text:p>
      <text:p text:style-name="P106"/>
      <text:p text:style-name="Standard"><text:span text:style-name="T107">3. scrib -<text:s/></text:span><text:span text:style-name="T108">ebat<text:s/></text:span><text:span text:style-name="T109"><text:s text:c="3"/></text:span><text:span text:style-name="T110">(pisaše/ pisao je)</text:span><text:span text:style-name="T111"><text:s text:c="16"/></text:span><text:span text:style-name="T112"><text:s text:c="10"/>3. scrib –<text:s/></text:span><text:span text:style-name="T113">ebant<text:s/></text:span><text:span text:style-name="T114">(pisahu/pisali su) <text:s/></text:span></text:p>
      <text:p text:style-name="P115"/>
      <text:p text:style-name="P116"/>
      <text:p text:style-name="Standard"><text:span text:style-name="T117">capio<text:s/></text:span><text:span text:style-name="T118">3. - uzimati</text:span></text:p>
      <text:p text:style-name="P119"/>
      <text:p text:style-name="P120">Sg. <text:s text:c="80"/>Pl.</text:p>
      <text:p text:style-name="P121"/>
      <text:p text:style-name="Standard"><text:span text:style-name="T122">1. capi -<text:s/></text:span><text:span text:style-name="T123">eb</text:span><text:span text:style-name="T124">am<text:s/></text:span><text:span text:style-name="T125">(uzimah / uzimao sam) <text:s text:c="22"/></text:span><text:span text:style-name="T126"><text:s text:c="2"/>1. capi -<text:s/></text:span><text:span text:style-name="T127">ebamus</text:span></text:p>
      <text:p text:style-name="P128"/>
      <text:p text:style-name="Standard"><text:span text:style-name="T129">2. capi -<text:s/></text:span><text:span text:style-name="T130">ebas</text:span><text:span text:style-name="T131"><text:s text:c="64"/>2. capi -<text:s/></text:span><text:span text:style-name="T132">ebatis</text:span></text:p>
      <text:p text:style-name="P133"/>
      <text:p text:style-name="Standard"><text:span text:style-name="T134">3. capi -<text:s/></text:span><text:span text:style-name="T135">ebat <text:s text:c="63"/></text:span><text:span text:style-name="T136">3. capi -<text:s/></text:span><text:span text:style-name="T137">ebant</text:span></text:p>
      <text:p text:style-name="P138"/>
      <text:p text:style-name="P139"/>
      <text:p text:style-name="Standard"><text:span text:style-name="T140">audio</text:span><text:span text:style-name="T141"><text:s/>4. - slušati</text:span></text:p>
      <text:p text:style-name="P142"/>
      <text:p text:style-name="P143">Sg.<text:s/><text:s text:c="64"/>Pl.</text:p>
      <text:p text:style-name="P144"/>
      <text:p text:style-name="Standard"><text:span text:style-name="T145">1. audi - eb</text:span><text:span text:style-name="T146">am</text:span><text:span text:style-name="T147"><text:s/>(slušah /slušao sam) <text:s text:c="12"/>1. audi -<text:s/></text:span><text:span text:style-name="T148">ebamus</text:span></text:p>
      <text:p text:style-name="P149"/>
      <text:p text:style-name="Standard"><text:span text:style-name="T150">2. audi -<text:s/></text:span><text:span text:style-name="T151">ebas</text:span><text:span text:style-name="T152"><text:s text:c="48"/>2. audi -<text:s/></text:span><text:span text:style-name="T153">ebatis</text:span></text:p>
      <text:p text:style-name="P154"/>
      <text:p text:style-name="Standard"><text:span text:style-name="T155">3.audi -<text:s/></text:span><text:span text:style-name="T156">ebat <text:s text:c="27"/></text:span><text:span text:style-name="T157"><text:s text:c="21"/></text:span><text:span text:style-name="T158">3. audi -<text:s/></text:span><text:span text:style-name="T159">ebant</text:span></text:p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soft-page-break/>
      <text:p text:style-name="Standard"><text:span text:style-name="T167">Glagol</text:span><text:span text:style-name="T168"><text:s/></text:span><text:span text:style-name="T169">sum, esse, fui</text:span><text:span text:style-name="T170"><text:s/>- biti</text:span></text:p>
      <text:p text:style-name="P171"/>
      <text:p text:style-name="P172">Sg. <text:s text:c="70"/>Pl.</text:p>
      <text:p text:style-name="P173"/>
      <text:p text:style-name="Standard"><text:span text:style-name="T174">1.<text:s/></text:span><text:span text:style-name="T175">eram</text:span><text:span text:style-name="T176"><text:s/>(bijah/bio sam) <text:s text:c="37"/>1.<text:s/></text:span><text:span text:style-name="T177">eramus</text:span><text:span text:style-name="T178"><text:s/>(bijasmo/bili smo)</text:span></text:p>
      <text:p text:style-name="P179"/>
      <text:p text:style-name="Standard"><text:span text:style-name="T180">2.<text:s/></text:span><text:span text:style-name="T181">eras<text:s/></text:span><text:span text:style-name="T182">(bi</text:span><text:span text:style-name="T183">jaše/ bio si) <text:s text:c="40"/>2.<text:s/></text:span><text:span text:style-name="T184">eratis<text:s/></text:span><text:span text:style-name="T185">(bijaste/bili ste)</text:span></text:p>
      <text:p text:style-name="P186"/>
      <text:p text:style-name="Standard"><text:span text:style-name="T187">3.</text:span><text:span text:style-name="T188"><text:s/>erat</text:span><text:span text:style-name="T189"><text:s text:c="2"/>(bijaše/ bio je) <text:s text:c="39"/></text:span><text:span text:style-name="T190">3.</text:span><text:span text:style-name="T191"><text:s/>erant<text:s/></text:span><text:span text:style-name="T192">(bijahu/ bili su)</text:span></text:p>
      <text:p text:style-name="P193"/>
      <text:p text:style-name="P194"/>
      <text:p text:style-name="Standard"><text:span text:style-name="T195">Vježba – exercitatio:</text:span></text:p>
      <text:p text:style-name="P196"/>
      <text:p text:style-name="Standard"><text:span text:style-name="T197">1. Napiši futur I. Glagola</text:span></text:p>
      <text:p text:style-name="P198"/>
      <text:p text:style-name="Standard"><text:span text:style-name="T199">Facio<text:s/></text:span><text:span text:style-name="T200">3.</text:span><text:span text:style-name="T201"><text:s/>-<text:s/></text:span><text:span text:style-name="T202">činiti,<text:s/></text:span><text:span text:style-name="T203">raditi <text:s text:c="18"/></text:span><text:span text:style-name="T204">Lego</text:span><text:span text:style-name="T205"><text:s/>3. - čitati <text:s text:c="18"/></text:span><text:span text:style-name="T206">Doceo</text:span><text:span text:style-name="T207"><text:s/>2. - učiti</text:span></text:p>
      <text:p text:style-name="P208"/>
      <text:p text:style-name="Standard"><text:span text:style-name="T209">Sano<text:s/></text:span><text:span text:style-name="T210">1.</text:span><text:span text:style-name="T211"><text:s/></text:span><text:span text:style-name="T212">- liječiti <text:s text:c="27"/></text:span><text:span text:style-name="T213">Dormio</text:span><text:span text:style-name="T214"><text:s/>4. - spavat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r" fo:country="H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Popis" style:display-name="Popis" style:family="paragraph" style:parent-style-name="Textbody">
      <style:text-properties fo:hyphenate="false"/>
    </style:style>
    <style:style style:name="Opisslike" style:display-name="Opis slik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ve Zubčić</dc:creator>
    <meta:creation-date>2020-05-13T17:10:00Z</meta:creation-date>
    <dc:date>2020-11-30T11:46:00Z</dc:date>
    <meta:template xlink:href="Normal" xlink:type="simple"/>
    <meta:editing-cycles>10</meta:editing-cycles>
    <meta:editing-duration>PT600S</meta:editing-duration>
    <meta:document-statistic meta:page-count="3" meta:paragraph-count="5" meta:word-count="448" meta:character-count="2999" meta:row-count="21" meta:non-whitespace-character-count="2556"/>
  </office:meta>
</office:document-meta>
</file>